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2" table:number-rows-repeated="17">
          <table:table-cell/>
        </table:table-row>
        <table:table-row table:style-name="ro2"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row table:style-name="ro3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Games</text:p>
          </table:table-cell>
          <table:table-cell table:style-name="ce1" office:value-type="string" calcext:value-type="string">
            <text:p>[%]</text:p>
          </table:table-cell>
          <table:table-cell table:style-name="ce1" office:value-type="string" calcext:value-type="string">
            <text:p>Win%</text:p>
          </table:table-cell>
          <table:table-cell table:style-name="ce2" office:value-type="string" calcext:value-type="string">
            <text:p>Black winsDrawsWhite win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float" office:value="4970725" calcext:value-type="float">
            <text:p>4970725</text:p>
          </table:table-cell>
          <table:table-cell table:style-name="ce4" office:value-type="string" calcext:value-type="string">
            <text:p>100.0%</text:p>
          </table:table-cell>
          <table:table-cell table:style-name="ce4" office:value-type="string" calcext:value-type="string">
            <text:p>51.5%</text:p>
          </table:table-cell>
          <table:table-cell table:number-columns-repeated="3"/>
          <table:table-cell table:style-name="ce2" office:value-type="float" office:value="4970725" calcext:value-type="float">
            <text:p>4970725</text:p>
          </table:table-cell>
          <table:table-cell table:style-name="ce7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string" calcext:value-type="string">
            <text:p/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<text:a xlink:href="javascript:BoardClick1(52,true);BoardClick1(36,true);" xlink:type="simple">1. e4</text:a></text:p>
          </table:table-cell>
          <table:table-cell table:style-name="ce2" office:value-type="string" calcext:value-type="string">
            <text:p><text:a xlink:href="http://www.ficsgames.org/cgi-bin/search.cgi?exp=1;variant=0;rclass=3;SAN=e4;FEN=rnbqkbnr/pppppppp/8/8/4P3/8/PPPP1PPP/RNBQKBNR%20b%20KQkq%20e3%200%201" xlink:type="simple">2221439</text:a></text:p>
          </table:table-cell>
          <table:table-cell table:style-name="ce4" office:value-type="string" calcext:value-type="string">
            <text:p>44.7%</text:p>
          </table:table-cell>
          <table:table-cell table:style-name="ce4" office:value-type="string" calcext:value-type="string">
            <text:p>50.5%</text:p>
          </table:table-cell>
          <table:table-cell table:style-name="ce2" office:value-type="string" calcext:value-type="string">
            <text:p>47%47%</text:p>
          </table:table-cell>
          <table:table-cell office:value-type="string" calcext:value-type="string">
            <text:p>e2e4</text:p>
          </table:table-cell>
          <table:table-cell table:style-name="ce6" office:value-type="float" office:value="0.608847498893738" calcext:value-type="float">
            <text:p>0.6088475</text:p>
          </table:table-cell>
          <table:table-cell table:style-name="ce2" office:value-type="string" calcext:value-type="string">
            <text:p><text:a xlink:href="http://www.ficsgames.org/cgi-bin/search.cgi?exp=1;variant=0;rclass=3;SAN=e4;FEN=rnbqkbnr/pppppppp/8/8/4P3/8/PPPP1PPP/RNBQKBNR%20b%20KQkq%20e3%200%201" xlink:type="simple">2221439</text:a></text:p>
          </table:table-cell>
          <table:table-cell table:style-name="ce4" office:value-type="string" calcext:value-type="string">
            <text:p>44.7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1,true);BoardClick1(35,true);" xlink:type="simple">1. d4</text:a></text:p>
          </table:table-cell>
          <table:table-cell table:style-name="ce2" office:value-type="string" calcext:value-type="string">
            <text:p><text:a xlink:href="http://www.ficsgames.org/cgi-bin/search.cgi?exp=1;variant=0;rclass=3;SAN=d4;FEN=rnbqkbnr/pppppppp/8/8/3P4/8/PPP1PPPP/RNBQKBNR%20b%20KQkq%20d3%200%201" xlink:type="simple">1618291</text:a></text:p>
          </table:table-cell>
          <table:table-cell table:style-name="ce4" office:value-type="string" calcext:value-type="string">
            <text:p>32.6%</text:p>
          </table:table-cell>
          <table:table-cell table:style-name="ce4" office:value-type="string" calcext:value-type="string">
            <text:p>52.1%</text:p>
          </table:table-cell>
          <table:table-cell table:style-name="ce2" office:value-type="string" calcext:value-type="string">
            <text:p>45%49%</text:p>
          </table:table-cell>
          <table:table-cell office:value-type="string" calcext:value-type="string">
            <text:p>d2d4</text:p>
          </table:table-cell>
          <table:table-cell office:value-type="float" office:value="0.246763736009598" calcext:value-type="float">
            <text:p>0.2467637</text:p>
          </table:table-cell>
          <table:table-cell table:style-name="ce2" office:value-type="string" calcext:value-type="string">
            <text:p><text:a xlink:href="http://www.ficsgames.org/cgi-bin/search.cgi?exp=1;variant=0;rclass=3;SAN=d4;FEN=rnbqkbnr/pppppppp/8/8/3P4/8/PPP1PPPP/RNBQKBNR%20b%20KQkq%20d3%200%201" xlink:type="simple">1618291</text:a></text:p>
          </table:table-cell>
          <table:table-cell table:style-name="ce4" office:value-type="string" calcext:value-type="string">
            <text:p>32.6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62,true);BoardClick1(45,true);" xlink:type="simple">1. Nf3</text:a></text:p>
          </table:table-cell>
          <table:table-cell table:style-name="ce2" office:value-type="string" calcext:value-type="string">
            <text:p><text:a xlink:href="http://www.ficsgames.org/cgi-bin/search.cgi?exp=1;variant=0;rclass=3;SAN=Nf3;FEN=rnbqkbnr/pppppppp/8/8/8/5N2/PPPPPPPP/RNBQKB1R%20b%20KQkq%20-%200%201" xlink:type="simple">334741</text:a></text:p>
          </table:table-cell>
          <table:table-cell table:style-name="ce4" office:value-type="string" calcext:value-type="string">
            <text:p>6.7%</text:p>
          </table:table-cell>
          <table:table-cell table:style-name="ce4" office:value-type="string" calcext:value-type="string">
            <text:p>53.4%</text:p>
          </table:table-cell>
          <table:table-cell table:style-name="ce2" office:value-type="string" calcext:value-type="string">
            <text:p>43%50%</text:p>
          </table:table-cell>
          <table:table-cell office:value-type="string" calcext:value-type="string">
            <text:p>g1f3</text:p>
          </table:table-cell>
          <table:table-cell table:style-name="ce6" office:value-type="float" office:value="0.0334572680294514" calcext:value-type="float">
            <text:p>0.0334573</text:p>
          </table:table-cell>
          <table:table-cell table:style-name="ce2" office:value-type="string" calcext:value-type="string">
            <text:p><text:a xlink:href="http://www.ficsgames.org/cgi-bin/search.cgi?exp=1;variant=0;rclass=3;SAN=Nf3;FEN=rnbqkbnr/pppppppp/8/8/8/5N2/PPPPPPPP/RNBQKB1R%20b%20KQkq%20-%200%201" xlink:type="simple">334741</text:a></text:p>
          </table:table-cell>
          <table:table-cell table:style-name="ce4" office:value-type="string" calcext:value-type="string">
            <text:p>6.7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0,true);BoardClick1(34,true);" xlink:type="simple">1. c4</text:a></text:p>
          </table:table-cell>
          <table:table-cell table:style-name="ce2" office:value-type="string" calcext:value-type="string">
            <text:p><text:a xlink:href="http://www.ficsgames.org/cgi-bin/search.cgi?exp=1;variant=0;rclass=3;SAN=c4;FEN=rnbqkbnr/pppppppp/8/8/2P5/8/PP1PPPPP/RNBQKBNR%20b%20KQkq%20c3%200%201" xlink:type="simple">286295</text:a></text:p>
          </table:table-cell>
          <table:table-cell table:style-name="ce4" office:value-type="string" calcext:value-type="string">
            <text:p>5.8%</text:p>
          </table:table-cell>
          <table:table-cell table:style-name="ce4" office:value-type="string" calcext:value-type="string">
            <text:p>54.4%</text:p>
          </table:table-cell>
          <table:table-cell table:style-name="ce2" office:value-type="string" calcext:value-type="string">
            <text:p>42%51%</text:p>
          </table:table-cell>
          <table:table-cell office:value-type="string" calcext:value-type="string">
            <text:p>c2c4</text:p>
          </table:table-cell>
          <table:table-cell table:style-name="ce6" office:value-type="float" office:value="0.0725896060466766" calcext:value-type="float">
            <text:p>0.0725896</text:p>
          </table:table-cell>
          <table:table-cell table:style-name="ce2" office:value-type="string" calcext:value-type="string">
            <text:p><text:a xlink:href="http://www.ficsgames.org/cgi-bin/search.cgi?exp=1;variant=0;rclass=3;SAN=c4;FEN=rnbqkbnr/pppppppp/8/8/2P5/8/PP1PPPPP/RNBQKBNR%20b%20KQkq%20c3%200%201" xlink:type="simple">286295</text:a></text:p>
          </table:table-cell>
          <table:table-cell table:style-name="ce4" office:value-type="string" calcext:value-type="string">
            <text:p>5.8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7,true);BoardClick1(42,true);" xlink:type="simple">1. Nc3</text:a></text:p>
          </table:table-cell>
          <table:table-cell table:style-name="ce2" office:value-type="string" calcext:value-type="string">
            <text:p><text:a xlink:href="http://www.ficsgames.org/cgi-bin/search.cgi?exp=1;variant=0;rclass=3;SAN=Nc3;FEN=rnbqkbnr/pppppppp/8/8/8/2N5/PPPPPPPP/R1BQKBNR%20b%20KQkq%20-%200%201" xlink:type="simple">98306</text:a></text:p>
          </table:table-cell>
          <table:table-cell table:style-name="ce4" office:value-type="string" calcext:value-type="string">
            <text:p>2%</text:p>
          </table:table-cell>
          <table:table-cell table:style-name="ce4" office:value-type="string" calcext:value-type="string">
            <text:p>62.9%</text:p>
          </table:table-cell>
          <table:table-cell table:style-name="ce2" office:value-type="string" calcext:value-type="string">
            <text:p>35%61%</text:p>
          </table:table-cell>
          <table:table-cell office:value-type="string" calcext:value-type="string">
            <text:p>b1c3</text:p>
          </table:table-cell>
          <table:table-cell table:style-name="ce6" office:value-type="float" office:value="0.00211471505463123" calcext:value-type="float">
            <text:p>0.0021147</text:p>
          </table:table-cell>
          <table:table-cell table:style-name="ce2" office:value-type="string" calcext:value-type="string">
            <text:p><text:a xlink:href="http://www.ficsgames.org/cgi-bin/search.cgi?exp=1;variant=0;rclass=3;SAN=Nc3;FEN=rnbqkbnr/pppppppp/8/8/8/2N5/PPPPPPPP/R1BQKBNR%20b%20KQkq%20-%200%201" xlink:type="simple">98306</text:a></text:p>
          </table:table-cell>
          <table:table-cell table:style-name="ce4" office:value-type="string" calcext:value-type="string">
            <text:p>2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4,true);BoardClick1(46,true);" xlink:type="simple">1. g3</text:a></text:p>
          </table:table-cell>
          <table:table-cell table:style-name="ce2" office:value-type="string" calcext:value-type="string">
            <text:p><text:a xlink:href="http://www.ficsgames.org/cgi-bin/search.cgi?exp=1;variant=0;rclass=3;SAN=g3;FEN=rnbqkbnr/pppppppp/8/8/8/6P1/PPPPPP1P/RNBQKBNR%20b%20KQkq%20-%200%201" xlink:type="simple">93072</text:a></text:p>
          </table:table-cell>
          <table:table-cell table:style-name="ce4" office:value-type="string" calcext:value-type="string">
            <text:p>1.9%</text:p>
          </table:table-cell>
          <table:table-cell table:style-name="ce4" office:value-type="string" calcext:value-type="string">
            <text:p>50.5%</text:p>
          </table:table-cell>
          <table:table-cell table:style-name="ce2" office:value-type="string" calcext:value-type="string">
            <text:p>47%48%</text:p>
          </table:table-cell>
          <table:table-cell office:value-type="string" calcext:value-type="string">
            <text:p>g2g3</text:p>
          </table:table-cell>
          <table:table-cell table:style-name="ce6" office:value-type="float" office:value="0.00526365172117948" calcext:value-type="float">
            <text:p>0.0052637</text:p>
          </table:table-cell>
          <table:table-cell table:style-name="ce2" office:value-type="string" calcext:value-type="string">
            <text:p><text:a xlink:href="http://www.ficsgames.org/cgi-bin/search.cgi?exp=1;variant=0;rclass=3;SAN=g3;FEN=rnbqkbnr/pppppppp/8/8/8/6P1/PPPPPP1P/RNBQKBNR%20b%20KQkq%20-%200%201" xlink:type="simple">93072</text:a></text:p>
          </table:table-cell>
          <table:table-cell table:style-name="ce4" office:value-type="string" calcext:value-type="string">
            <text:p>1.9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3,true);BoardClick1(37,true);" xlink:type="simple">1. f4</text:a></text:p>
          </table:table-cell>
          <table:table-cell table:style-name="ce2" office:value-type="string" calcext:value-type="string">
            <text:p><text:a xlink:href="http://www.ficsgames.org/cgi-bin/search.cgi?exp=1;variant=0;rclass=3;SAN=f4;FEN=rnbqkbnr/pppppppp/8/8/5P2/8/PPPPP1PP/RNBQKBNR%20b%20KQkq%20f3%200%201" xlink:type="simple">67248</text:a></text:p>
          </table:table-cell>
          <table:table-cell table:style-name="ce4" office:value-type="string" calcext:value-type="string">
            <text:p>1.4%</text:p>
          </table:table-cell>
          <table:table-cell table:style-name="ce4" office:value-type="string" calcext:value-type="string">
            <text:p>49.2%</text:p>
          </table:table-cell>
          <table:table-cell table:style-name="ce2" office:value-type="string" calcext:value-type="string">
            <text:p>48%47%</text:p>
          </table:table-cell>
          <table:table-cell office:value-type="string" calcext:value-type="string">
            <text:p>f2f4</text:p>
          </table:table-cell>
          <table:table-cell table:style-name="ce6" office:value-type="float" office:value="0.0059381308965385" calcext:value-type="float">
            <text:p>0.0059381</text:p>
          </table:table-cell>
          <table:table-cell table:style-name="ce2" office:value-type="string" calcext:value-type="string">
            <text:p><text:a xlink:href="http://www.ficsgames.org/cgi-bin/search.cgi?exp=1;variant=0;rclass=3;SAN=f4;FEN=rnbqkbnr/pppppppp/8/8/5P2/8/PPPPP1PP/RNBQKBNR%20b%20KQkq%20f3%200%201" xlink:type="simple">67248</text:a></text:p>
          </table:table-cell>
          <table:table-cell table:style-name="ce4" office:value-type="string" calcext:value-type="string">
            <text:p>1.4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49,true);BoardClick1(41,true);" xlink:type="simple">1. b3</text:a></text:p>
          </table:table-cell>
          <table:table-cell table:style-name="ce2" office:value-type="string" calcext:value-type="string">
            <text:p><text:a xlink:href="http://www.ficsgames.org/cgi-bin/search.cgi?exp=1;variant=0;rclass=3;SAN=b3;FEN=rnbqkbnr/pppppppp/8/8/8/1P6/P1PPPPPP/RNBQKBNR%20b%20KQkq%20-%200%201" xlink:type="simple">64692</text:a></text:p>
          </table:table-cell>
          <table:table-cell table:style-name="ce4" office:value-type="string" calcext:value-type="string">
            <text:p>1.3%</text:p>
          </table:table-cell>
          <table:table-cell table:style-name="ce4" office:value-type="string" calcext:value-type="string">
            <text:p>48.7%</text:p>
          </table:table-cell>
          <table:table-cell table:style-name="ce2" office:value-type="string" calcext:value-type="string">
            <text:p>49%46%</text:p>
          </table:table-cell>
          <table:table-cell office:value-type="string" calcext:value-type="string">
            <text:p>b2b3</text:p>
          </table:table-cell>
          <table:table-cell table:style-name="ce6" office:value-type="float" office:value="0.0013837352162227" calcext:value-type="float">
            <text:p>0.0013837</text:p>
          </table:table-cell>
          <table:table-cell table:style-name="ce2" office:value-type="string" calcext:value-type="string">
            <text:p><text:a xlink:href="http://www.ficsgames.org/cgi-bin/search.cgi?exp=1;variant=0;rclass=3;SAN=b3;FEN=rnbqkbnr/pppppppp/8/8/8/1P6/P1PPPPPP/RNBQKBNR%20b%20KQkq%20-%200%201" xlink:type="simple">64692</text:a></text:p>
          </table:table-cell>
          <table:table-cell table:style-name="ce4" office:value-type="string" calcext:value-type="string">
            <text:p>1.3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2,true);BoardClick1(44,true);" xlink:type="simple">1. e3</text:a></text:p>
          </table:table-cell>
          <table:table-cell table:style-name="ce2" office:value-type="string" calcext:value-type="string">
            <text:p><text:a xlink:href="http://www.ficsgames.org/cgi-bin/search.cgi?exp=1;variant=0;rclass=3;SAN=e3;FEN=rnbqkbnr/pppppppp/8/8/8/4P3/PPPP1PPP/RNBQKBNR%20b%20KQkq%20-%200%201" xlink:type="simple">62744</text:a></text:p>
          </table:table-cell>
          <table:table-cell table:style-name="ce4" office:value-type="string" calcext:value-type="string">
            <text:p>1.3%</text:p>
          </table:table-cell>
          <table:table-cell table:style-name="ce4" office:value-type="string" calcext:value-type="string">
            <text:p>41.4%</text:p>
          </table:table-cell>
          <table:table-cell table:style-name="ce2" office:value-type="string" calcext:value-type="string">
            <text:p>56%39%</text:p>
          </table:table-cell>
          <table:table-cell office:value-type="string" calcext:value-type="string">
            <text:p>e2e3</text:p>
          </table:table-cell>
          <table:table-cell table:style-name="ce6" office:value-type="float" office:value="0.0171651672571898" calcext:value-type="float">
            <text:p>0.0171652</text:p>
          </table:table-cell>
          <table:table-cell table:style-name="ce2" office:value-type="string" calcext:value-type="string">
            <text:p><text:a xlink:href="http://www.ficsgames.org/cgi-bin/search.cgi?exp=1;variant=0;rclass=3;SAN=e3;FEN=rnbqkbnr/pppppppp/8/8/8/4P3/PPPP1PPP/RNBQKBNR%20b%20KQkq%20-%200%201" xlink:type="simple">62744</text:a></text:p>
          </table:table-cell>
          <table:table-cell table:style-name="ce4" office:value-type="string" calcext:value-type="string">
            <text:p>1.3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1,true);BoardClick1(43,true);" xlink:type="simple">1. d3</text:a></text:p>
          </table:table-cell>
          <table:table-cell table:style-name="ce2" office:value-type="string" calcext:value-type="string">
            <text:p><text:a xlink:href="http://www.ficsgames.org/cgi-bin/search.cgi?exp=1;variant=0;rclass=3;SAN=d3;FEN=rnbqkbnr/pppppppp/8/8/8/3P4/PPP1PPPP/RNBQKBNR%20b%20KQkq%20-%200%201" xlink:type="simple">43647</text:a></text:p>
          </table:table-cell>
          <table:table-cell table:style-name="ce4" office:value-type="string" calcext:value-type="string">
            <text:p>0.9%</text:p>
          </table:table-cell>
          <table:table-cell table:style-name="ce4" office:value-type="string" calcext:value-type="string">
            <text:p>48.5%</text:p>
          </table:table-cell>
          <table:table-cell table:style-name="ce2" office:value-type="string" calcext:value-type="string">
            <text:p>49%46%</text:p>
          </table:table-cell>
          <table:table-cell office:value-type="string" calcext:value-type="string">
            <text:p>d2d3</text:p>
          </table:table-cell>
          <table:table-cell table:style-name="ce6" office:value-type="float" office:value="0.00118521356489509" calcext:value-type="float">
            <text:p>0.0011852</text:p>
          </table:table-cell>
          <table:table-cell table:style-name="ce2" office:value-type="string" calcext:value-type="string">
            <text:p><text:a xlink:href="http://www.ficsgames.org/cgi-bin/search.cgi?exp=1;variant=0;rclass=3;SAN=d3;FEN=rnbqkbnr/pppppppp/8/8/8/3P4/PPP1PPPP/RNBQKBNR%20b%20KQkq%20-%200%201" xlink:type="simple">43647</text:a></text:p>
          </table:table-cell>
          <table:table-cell table:style-name="ce4" office:value-type="string" calcext:value-type="string">
            <text:p>0.9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0,true);BoardClick1(42,true);" xlink:type="simple">1. c3</text:a></text:p>
          </table:table-cell>
          <table:table-cell table:style-name="ce2" office:value-type="string" calcext:value-type="string">
            <text:p><text:a xlink:href="http://www.ficsgames.org/cgi-bin/search.cgi?exp=1;variant=0;rclass=3;SAN=c3;FEN=rnbqkbnr/pppppppp/8/8/8/2P5/PP1PPPPP/RNBQKBNR%20b%20KQkq%20-%200%201" xlink:type="simple">17449</text:a></text:p>
          </table:table-cell>
          <table:table-cell table:style-name="ce4" office:value-type="string" calcext:value-type="string">
            <text:p>0.4%</text:p>
          </table:table-cell>
          <table:table-cell table:style-name="ce4" office:value-type="string" calcext:value-type="string">
            <text:p>48.7%</text:p>
          </table:table-cell>
          <table:table-cell table:style-name="ce2" office:value-type="string" calcext:value-type="string">
            <text:p>49%46%</text:p>
          </table:table-cell>
          <table:table-cell office:value-type="string" calcext:value-type="string">
            <text:p>c2c3</text:p>
          </table:table-cell>
          <table:table-cell table:style-name="ce6" office:value-type="float" office:value="0.00137271801941097" calcext:value-type="float">
            <text:p>0.0013727</text:p>
          </table:table-cell>
          <table:table-cell table:style-name="ce2" office:value-type="string" calcext:value-type="string">
            <text:p><text:a xlink:href="http://www.ficsgames.org/cgi-bin/search.cgi?exp=1;variant=0;rclass=3;SAN=c3;FEN=rnbqkbnr/pppppppp/8/8/8/2P5/PP1PPPPP/RNBQKBNR%20b%20KQkq%20-%200%201" xlink:type="simple">17449</text:a></text:p>
          </table:table-cell>
          <table:table-cell table:style-name="ce4" office:value-type="string" calcext:value-type="string">
            <text:p>0.4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49,true);BoardClick1(33,true);" xlink:type="simple">1. b4</text:a></text:p>
          </table:table-cell>
          <table:table-cell table:style-name="ce2" office:value-type="string" calcext:value-type="string">
            <text:p><text:a xlink:href="http://www.ficsgames.org/cgi-bin/search.cgi?exp=1;variant=0;rclass=3;SAN=b4;FEN=rnbqkbnr/pppppppp/8/8/1P6/8/P1PPPPPP/RNBQKBNR%20b%20KQkq%20b3%200%201" xlink:type="simple">13761</text:a></text:p>
          </table:table-cell>
          <table:table-cell table:style-name="ce4" office:value-type="string" calcext:value-type="string">
            <text:p>0.3%</text:p>
          </table:table-cell>
          <table:table-cell table:style-name="ce4" office:value-type="string" calcext:value-type="string">
            <text:p>49.1%</text:p>
          </table:table-cell>
          <table:table-cell table:style-name="ce2" office:value-type="string" calcext:value-type="string">
            <text:p>48%47%</text:p>
          </table:table-cell>
          <table:table-cell office:value-type="string" calcext:value-type="string">
            <text:p>b2b4</text:p>
          </table:table-cell>
          <table:table-cell table:style-name="ce6" office:value-type="float" office:value="0.000700943288393319" calcext:value-type="float">
            <text:p>0.0007009</text:p>
          </table:table-cell>
          <table:table-cell table:style-name="ce2" office:value-type="string" calcext:value-type="string">
            <text:p><text:a xlink:href="http://www.ficsgames.org/cgi-bin/search.cgi?exp=1;variant=0;rclass=3;SAN=b4;FEN=rnbqkbnr/pppppppp/8/8/1P6/8/P1PPPPPP/RNBQKBNR%20b%20KQkq%20b3%200%201" xlink:type="simple">13761</text:a></text:p>
          </table:table-cell>
          <table:table-cell table:style-name="ce4" office:value-type="string" calcext:value-type="string">
            <text:p>0.3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4,true);BoardClick1(38,true);" xlink:type="simple">1. g4</text:a></text:p>
          </table:table-cell>
          <table:table-cell table:style-name="ce2" office:value-type="string" calcext:value-type="string">
            <text:p><text:a xlink:href="http://www.ficsgames.org/cgi-bin/search.cgi?exp=1;variant=0;rclass=3;SAN=g4;FEN=rnbqkbnr/pppppppp/8/8/6P1/8/PPPPPP1P/RNBQKBNR%20b%20KQkq%20g3%200%201" xlink:type="simple">11245</text:a></text:p>
          </table:table-cell>
          <table:table-cell table:style-name="ce4" office:value-type="string" calcext:value-type="string">
            <text:p>0.2%</text:p>
          </table:table-cell>
          <table:table-cell table:style-name="ce4" office:value-type="string" calcext:value-type="string">
            <text:p>51%</text:p>
          </table:table-cell>
          <table:table-cell table:style-name="ce2" office:value-type="string" calcext:value-type="string">
            <text:p>47%49%</text:p>
          </table:table-cell>
          <table:table-cell office:value-type="string" calcext:value-type="string">
            <text:p>g2g4</text:p>
          </table:table-cell>
          <table:table-cell table:style-name="ce6" office:value-type="float" office:value="0.000854906043969095" calcext:value-type="float">
            <text:p>0.0008549</text:p>
          </table:table-cell>
          <table:table-cell table:style-name="ce2" office:value-type="string" calcext:value-type="string">
            <text:p><text:a xlink:href="http://www.ficsgames.org/cgi-bin/search.cgi?exp=1;variant=0;rclass=3;SAN=g4;FEN=rnbqkbnr/pppppppp/8/8/6P1/8/PPPPPP1P/RNBQKBNR%20b%20KQkq%20g3%200%201" xlink:type="simple">11245</text:a></text:p>
          </table:table-cell>
          <table:table-cell table:style-name="ce4" office:value-type="string" calcext:value-type="string">
            <text:p>0.2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3,true);BoardClick1(45,true);" xlink:type="simple">1. f3</text:a></text:p>
          </table:table-cell>
          <table:table-cell table:style-name="ce2" office:value-type="string" calcext:value-type="string">
            <text:p><text:a xlink:href="http://www.ficsgames.org/cgi-bin/search.cgi?exp=1;variant=0;rclass=3;SAN=f3;FEN=rnbqkbnr/pppppppp/8/8/8/5P2/PPPPP1PP/RNBQKBNR%20b%20KQkq%20-%200%201" xlink:type="simple">9067</text:a></text:p>
          </table:table-cell>
          <table:table-cell table:style-name="ce4" office:value-type="string" calcext:value-type="string">
            <text:p>0.2%</text:p>
          </table:table-cell>
          <table:table-cell table:style-name="ce4" office:value-type="string" calcext:value-type="string">
            <text:p>46.1%</text:p>
          </table:table-cell>
          <table:table-cell table:style-name="ce2" office:value-type="string" calcext:value-type="string">
            <text:p>51%44%</text:p>
          </table:table-cell>
          <table:table-cell office:value-type="string" calcext:value-type="string">
            <text:p>f2f3</text:p>
          </table:table-cell>
          <table:table-cell table:style-name="ce6" office:value-type="float" office:value="0.000031041" calcext:value-type="float">
            <text:p>0.0000310</text:p>
          </table:table-cell>
          <table:table-cell table:style-name="ce2" office:value-type="string" calcext:value-type="string">
            <text:p><text:a xlink:href="http://www.ficsgames.org/cgi-bin/search.cgi?exp=1;variant=0;rclass=3;SAN=f3;FEN=rnbqkbnr/pppppppp/8/8/8/5P2/PPPPP1PP/RNBQKBNR%20b%20KQkq%20-%200%201" xlink:type="simple">9067</text:a></text:p>
          </table:table-cell>
          <table:table-cell table:style-name="ce4" office:value-type="string" calcext:value-type="string">
            <text:p>0.2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5,true);BoardClick1(39,true);" xlink:type="simple">1. h4</text:a></text:p>
          </table:table-cell>
          <table:table-cell table:style-name="ce2" office:value-type="string" calcext:value-type="string">
            <text:p><text:a xlink:href="http://www.ficsgames.org/cgi-bin/search.cgi?exp=1;variant=0;rclass=3;SAN=h4;FEN=rnbqkbnr/pppppppp/8/8/7P/8/PPPPPPP1/RNBQKBNR%20b%20KQkq%20h3%200%201" xlink:type="simple">7216</text:a></text:p>
          </table:table-cell>
          <table:table-cell table:style-name="ce4" office:value-type="string" calcext:value-type="string">
            <text:p>0.1%</text:p>
          </table:table-cell>
          <table:table-cell table:style-name="ce4" office:value-type="string" calcext:value-type="string">
            <text:p>49.4%</text:p>
          </table:table-cell>
          <table:table-cell table:style-name="ce2" office:value-type="string" calcext:value-type="string">
            <text:p>48%47%</text:p>
          </table:table-cell>
          <table:table-cell office:value-type="string" calcext:value-type="string">
            <text:p>h2h4</text:p>
          </table:table-cell>
          <table:table-cell table:style-name="ce6" office:value-type="float" office:value="0.000208723969990388" calcext:value-type="float">
            <text:p>0.0002087</text:p>
          </table:table-cell>
          <table:table-cell table:style-name="ce2" office:value-type="string" calcext:value-type="string">
            <text:p><text:a xlink:href="http://www.ficsgames.org/cgi-bin/search.cgi?exp=1;variant=0;rclass=3;SAN=h4;FEN=rnbqkbnr/pppppppp/8/8/7P/8/PPPPPPP1/RNBQKBNR%20b%20KQkq%20h3%200%201" xlink:type="simple">7216</text:a></text:p>
          </table:table-cell>
          <table:table-cell table:style-name="ce4" office:value-type="string" calcext:value-type="string">
            <text:p>0.1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48,true);BoardClick1(40,true);" xlink:type="simple">1. a3</text:a></text:p>
          </table:table-cell>
          <table:table-cell table:style-name="ce2" office:value-type="string" calcext:value-type="string">
            <text:p><text:a xlink:href="http://www.ficsgames.org/cgi-bin/search.cgi?exp=1;variant=0;rclass=3;SAN=a3;FEN=rnbqkbnr/pppppppp/8/8/8/P7/1PPPPPPP/RNBQKBNR%20b%20KQkq%20-%200%201" xlink:type="simple">5843</text:a></text:p>
          </table:table-cell>
          <table:table-cell table:style-name="ce4" office:value-type="string" calcext:value-type="string">
            <text:p>0.1%</text:p>
          </table:table-cell>
          <table:table-cell table:style-name="ce4" office:value-type="string" calcext:value-type="string">
            <text:p>48.7%</text:p>
          </table:table-cell>
          <table:table-cell table:style-name="ce2" office:value-type="string" calcext:value-type="string">
            <text:p>49%46%</text:p>
          </table:table-cell>
          <table:table-cell office:value-type="string" calcext:value-type="string">
            <text:p>a2a3</text:p>
          </table:table-cell>
          <table:table-cell table:style-name="ce6" office:value-type="float" office:value="0.000523958820849657" calcext:value-type="float">
            <text:p>0.0005240</text:p>
          </table:table-cell>
          <table:table-cell table:style-name="ce2" office:value-type="string" calcext:value-type="string">
            <text:p><text:a xlink:href="http://www.ficsgames.org/cgi-bin/search.cgi?exp=1;variant=0;rclass=3;SAN=a3;FEN=rnbqkbnr/pppppppp/8/8/8/P7/1PPPPPPP/RNBQKBNR%20b%20KQkq%20-%200%201" xlink:type="simple">5843</text:a></text:p>
          </table:table-cell>
          <table:table-cell table:style-name="ce4" office:value-type="string" calcext:value-type="string">
            <text:p>0.1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5,true);BoardClick1(47,true);" xlink:type="simple">1. h3</text:a></text:p>
          </table:table-cell>
          <table:table-cell table:style-name="ce2" office:value-type="string" calcext:value-type="string">
            <text:p><text:a xlink:href="http://www.ficsgames.org/cgi-bin/search.cgi?exp=1;variant=0;rclass=3;SAN=h3;FEN=rnbqkbnr/pppppppp/8/8/8/7P/PPPPPPP1/RNBQKBNR%20b%20KQkq%20-%200%201" xlink:type="simple">5814</text:a></text:p>
          </table:table-cell>
          <table:table-cell table:style-name="ce4" office:value-type="string" calcext:value-type="string">
            <text:p>0.1%</text:p>
          </table:table-cell>
          <table:table-cell table:style-name="ce4" office:value-type="string" calcext:value-type="string">
            <text:p>50.5%</text:p>
          </table:table-cell>
          <table:table-cell table:style-name="ce2" office:value-type="string" calcext:value-type="string">
            <text:p>47%48%</text:p>
          </table:table-cell>
          <table:table-cell office:value-type="string" calcext:value-type="string">
            <text:p>h2h3</text:p>
          </table:table-cell>
          <table:table-cell table:style-name="ce6" office:value-type="float" office:value="0.000779174675699323" calcext:value-type="float">
            <text:p>0.0007792</text:p>
          </table:table-cell>
          <table:table-cell table:style-name="ce2" office:value-type="string" calcext:value-type="string">
            <text:p><text:a xlink:href="http://www.ficsgames.org/cgi-bin/search.cgi?exp=1;variant=0;rclass=3;SAN=h3;FEN=rnbqkbnr/pppppppp/8/8/8/7P/PPPPPPP1/RNBQKBNR%20b%20KQkq%20-%200%201" xlink:type="simple">5814</text:a></text:p>
          </table:table-cell>
          <table:table-cell table:style-name="ce4" office:value-type="string" calcext:value-type="string">
            <text:p>0.1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48,true);BoardClick1(32,true);" xlink:type="simple">1. a4</text:a></text:p>
          </table:table-cell>
          <table:table-cell table:style-name="ce2" office:value-type="string" calcext:value-type="string">
            <text:p><text:a xlink:href="http://www.ficsgames.org/cgi-bin/search.cgi?exp=1;variant=0;rclass=3;SAN=a4;FEN=rnbqkbnr/pppppppp/8/8/P7/8/1PPPPPPP/RNBQKBNR%20b%20KQkq%20a3%200%201" xlink:type="simple">4967</text:a></text:p>
          </table:table-cell>
          <table:table-cell table:style-name="ce4" office:value-type="string" calcext:value-type="string">
            <text:p>0.1%</text:p>
          </table:table-cell>
          <table:table-cell table:style-name="ce4" office:value-type="string" calcext:value-type="string">
            <text:p>58.3%</text:p>
          </table:table-cell>
          <table:table-cell table:style-name="ce2" office:value-type="string" calcext:value-type="string">
            <text:p>40%56%</text:p>
          </table:table-cell>
          <table:table-cell office:value-type="string" calcext:value-type="string">
            <text:p>a2a4</text:p>
          </table:table-cell>
          <table:table-cell table:style-name="ce6" office:value-type="float" office:value="0.000207065240829252" calcext:value-type="float">
            <text:p>0.0002071</text:p>
          </table:table-cell>
          <table:table-cell table:style-name="ce2" office:value-type="string" calcext:value-type="string">
            <text:p><text:a xlink:href="http://www.ficsgames.org/cgi-bin/search.cgi?exp=1;variant=0;rclass=3;SAN=a4;FEN=rnbqkbnr/pppppppp/8/8/P7/8/1PPPPPPP/RNBQKBNR%20b%20KQkq%20a3%200%201" xlink:type="simple">4967</text:a></text:p>
          </table:table-cell>
          <table:table-cell table:style-name="ce4" office:value-type="string" calcext:value-type="string">
            <text:p>0.1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62,true);BoardClick1(47,true);" xlink:type="simple">1. Nh3</text:a></text:p>
          </table:table-cell>
          <table:table-cell table:style-name="ce2" office:value-type="string" calcext:value-type="string">
            <text:p><text:a xlink:href="http://www.ficsgames.org/cgi-bin/search.cgi?exp=1;variant=0;rclass=3;SAN=Nh3;FEN=rnbqkbnr/pppppppp/8/8/8/7N/PPPPPPPP/RNBQKB1R%20b%20KQkq%20-%200%201" xlink:type="simple">3875</text:a></text:p>
          </table:table-cell>
          <table:table-cell table:style-name="ce4" office:value-type="string" calcext:value-type="string">
            <text:p>0.1%</text:p>
          </table:table-cell>
          <table:table-cell table:style-name="ce4" office:value-type="string" calcext:value-type="string">
            <text:p>58%</text:p>
          </table:table-cell>
          <table:table-cell table:style-name="ce2" office:value-type="string" calcext:value-type="string">
            <text:p>40%56%</text:p>
          </table:table-cell>
          <table:table-cell office:value-type="string" calcext:value-type="string">
            <text:p>g1h3</text:p>
          </table:table-cell>
          <table:table-cell table:style-name="ce6" office:value-type="float" office:value="0.000278087216429412" calcext:value-type="float">
            <text:p>0.0002781</text:p>
          </table:table-cell>
          <table:table-cell table:style-name="ce2" office:value-type="string" calcext:value-type="string">
            <text:p><text:a xlink:href="http://www.ficsgames.org/cgi-bin/search.cgi?exp=1;variant=0;rclass=3;SAN=Nh3;FEN=rnbqkbnr/pppppppp/8/8/8/7N/PPPPPPPP/RNBQKB1R%20b%20KQkq%20-%200%201" xlink:type="simple">3875</text:a></text:p>
          </table:table-cell>
          <table:table-cell table:style-name="ce4" office:value-type="string" calcext:value-type="string">
            <text:p>0.1%</text:p>
          </table:table-cell>
        </table:table-row>
        <table:table-row table:style-name="ro1">
          <table:table-cell table:style-name="ce2" office:value-type="string" calcext:value-type="string">
            <text:p><text:a xlink:href="javascript:BoardClick1(57,true);BoardClick1(40,true);" xlink:type="simple">1. Na3</text:a></text:p>
          </table:table-cell>
          <table:table-cell table:style-name="ce2" office:value-type="string" calcext:value-type="string">
            <text:p><text:a xlink:href="http://www.ficsgames.org/cgi-bin/search.cgi?exp=1;variant=0;rclass=3;SAN=Na3;FEN=rnbqkbnr/pppppppp/8/8/8/N7/PPPPPPPP/R1BQKBNR%20b%20KQkq%20-%200%201" xlink:type="simple">1013</text:a></text:p>
          </table:table-cell>
          <table:table-cell table:style-name="ce4" office:value-type="string" calcext:value-type="string">
            <text:p>0%</text:p>
          </table:table-cell>
          <table:table-cell table:style-name="ce4" office:value-type="string" calcext:value-type="string">
            <text:p>67.7%</text:p>
          </table:table-cell>
          <table:table-cell table:style-name="ce2" office:value-type="string" calcext:value-type="string">
            <text:p>30%66%</text:p>
          </table:table-cell>
          <table:table-cell office:value-type="string" calcext:value-type="string">
            <text:p>b1a3</text:p>
          </table:table-cell>
          <table:table-cell table:style-name="ce6" office:value-type="float" office:value="0.000271602504653856" calcext:value-type="float">
            <text:p>0.0002716</text:p>
          </table:table-cell>
          <table:table-cell table:style-name="ce2" office:value-type="string" calcext:value-type="string">
            <text:p><text:a xlink:href="http://www.ficsgames.org/cgi-bin/search.cgi?exp=1;variant=0;rclass=3;SAN=Na3;FEN=rnbqkbnr/pppppppp/8/8/8/N7/PPPPPPPP/R1BQKBNR%20b%20KQkq%20-%200%201" xlink:type="simple">1013</text:a>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6:24:46.794610114</meta:creation-date>
    <dc:date>2015-07-08T06:39:35.701860504</dc:date>
    <meta:editing-duration>PT14M49S</meta:editing-duration>
    <meta:editing-cycles>1</meta:editing-cycles>
    <meta:document-statistic meta:table-count="2" meta:cell-count="192" meta:object-count="0"/>
    <meta:generator>LibreOffice/4.4.2.2$Linux_X86_64 LibreOffice_project/40m0$Build-2</meta:generator>
  </office:meta>
</office:document-meta>
</file>